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MS Mincho" svg:font-family="MS Mincho" style:font-family-generic="modern" style:font-pitch="fixed" svg:panose-1="2 2 6 9 4 2 5 8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5" style:parent-style-name="Standard" style:family="paragraph">
      <style:paragraph-properties fo:margin-bottom="0.1388in" fo:line-height="115%"/>
    </style:style>
    <style:style style:name="T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P9" style:parent-style-name="Standard" style:family="paragraph">
      <style:paragraph-properties fo:margin-bottom="0.1388in" fo:line-height="115%"/>
    </style:style>
    <style:style style:name="T1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1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3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5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P1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8" style:parent-style-name="Standard" style:family="paragraph">
      <style:paragraph-properties fo:margin-bottom="0.1388in" fo:line-height="115%"/>
    </style:style>
    <style:style style:name="T1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0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2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P24" style:parent-style-name="Standard" style:family="paragraph">
      <style:paragraph-properties fo:margin-bottom="0.1388in" fo:line-height="115%"/>
    </style:style>
    <style:style style:name="T2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6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8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P3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3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T3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3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6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8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4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41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4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43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4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4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46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4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48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4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50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5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52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5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54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5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5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5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5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59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6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61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6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6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64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6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6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6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6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69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7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7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7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74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7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7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7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7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79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8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P81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82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T8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84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8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86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8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8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89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9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9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92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9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9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95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9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9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9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9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00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0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02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0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0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05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0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0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08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0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1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11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1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13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1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1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16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1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1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19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2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21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2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23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2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25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2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2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2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29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3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31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3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33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3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35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3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3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38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3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40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4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4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 style:text-underline-type="single" style:text-underline-style="solid" style:text-underline-width="auto" style:text-underline-mode="continuous"/>
    </style:style>
    <style:style style:name="T14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4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 style:text-underline-type="single" style:text-underline-style="solid" style:text-underline-width="auto" style:text-underline-mode="continuous"/>
    </style:style>
    <style:style style:name="T14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4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 style:text-underline-type="single" style:text-underline-style="solid" style:text-underline-width="auto" style:text-underline-mode="continuous"/>
    </style:style>
    <style:style style:name="T14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4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 style:text-underline-type="single" style:text-underline-style="solid" style:text-underline-width="auto" style:text-underline-mode="continuous"/>
    </style:style>
    <style:style style:name="T14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5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51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5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5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54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5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56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5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5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59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6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6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62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6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6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65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6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6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6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6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7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 style:text-underline-type="single" style:text-underline-style="solid" style:text-underline-width="auto" style:text-underline-mode="continuous"/>
    </style:style>
    <style:style style:name="T17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7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73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7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75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7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7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78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7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80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8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82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8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8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85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8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8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88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8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90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9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9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93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9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95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9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9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198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19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00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0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02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0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04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0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06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0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P208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T20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10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1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1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 style:text-underline-type="single" style:text-underline-style="solid" style:text-underline-width="auto" style:text-underline-mode="continuous"/>
    </style:style>
    <style:style style:name="T213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1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15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1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1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1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1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20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2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22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2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24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2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P226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T22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28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2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30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3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3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33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3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35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3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3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38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3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40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4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4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43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4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4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 style:text-underline-type="single" style:text-underline-style="solid" style:text-underline-width="auto" style:text-underline-mode="continuous"/>
    </style:style>
    <style:style style:name="T24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4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48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4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50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5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5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53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5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55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5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5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5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59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6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61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6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63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6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P265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T26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6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6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69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7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7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72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7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7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75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7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7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7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7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80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8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8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83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84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85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8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8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8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89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9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9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92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9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P294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T29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96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9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298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29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00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0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02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0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04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0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06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0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0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09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1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1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12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1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14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1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1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1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1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1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20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2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P322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T32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24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2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2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2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2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29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3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3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32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3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34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3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3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3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3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39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4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41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42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4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P344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45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T34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4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4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49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5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P351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52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T35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54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5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56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57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58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5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60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61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62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6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64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6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66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67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68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6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P370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71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72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T373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T374" style:parent-style-name="DefaultParagraphFont" style:family="text">
      <style:text-properties style:font-name="MS Mincho" style:font-name-asian="MS Mincho" style:font-name-complex="MS Mincho" fo:font-weight="bold" style:font-weight-asian="bold" style:font-weight-complex="bold" fo:color="#416600" fo:font-size="11pt" style:font-size-asian="11pt" style:font-size-complex="11pt"/>
    </style:style>
    <style:style style:name="T375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P376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77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7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</office:automatic-styles>
  <office:body>
    <office:text text:use-soft-page-breaks="true">
      <text:p text:style-name="P1">1. =007208</text:p>
      <text:p text:style-name="P2">SEE LOG FOR "Act 6 Intermission 3 Part 2" IN GAMES FOLDER.</text:p>
      <text:p text:style-name="P3">_</text:p>
      <text:p text:style-name="P4">2. MINISTRIFE: =007327</text:p>
      <text:p text:style-name="P5"><text:span text:style-name="T6">(^</text:span><text:span text:style-name="T7">・ω・</text:span><text:span text:style-name="T8">^) &lt; 333333333!!!!!!!!!</text:span></text:p>
      <text:p text:style-name="P9"><text:span text:style-name="T10">(^</text:span><text:span text:style-name="T11">・</text:span><text:span text:style-name="T12">o</text:span><text:span text:style-name="T13">・</text:span><text:span text:style-name="T14">^)</text:span><text:span text:style-name="T15">ノ</text:span><text:span text:style-name="T16"><text:s/>&lt; 333333333!!!!!!!!!</text:span></text:p>
      <text:p text:style-name="P17">(=^ω^=) &lt; 333333333!!!!!!!!!</text:p>
      <text:p text:style-name="P18"><text:span text:style-name="T19">(^</text:span><text:span text:style-name="T20">・</text:span><text:span text:style-name="T21">o</text:span><text:span text:style-name="T22">・</text:span><text:span text:style-name="T23">^) &lt; HORSEBODY!RUFIOH, DON'T BE SUCH A DOWNER! DIDN'T YOU GET THE MEWOMO? THIS IS NOT A CATFIGHT, IT'S A COSTUME PURRTY!!!</text:span></text:p>
      <text:p text:style-name="P24"><text:span text:style-name="T25">(^</text:span><text:span text:style-name="T26">・</text:span><text:span text:style-name="T27">_</text:span><text:span text:style-name="T28">・</text:span><text:span text:style-name="T29">^) &lt; ...</text:span></text:p>
      <text:p text:style-name="P30">~(=^‥^) &lt; WOW. THAT WHISPER WAS SO LOUD, I THINK EVEN I HEARD IT??? <text:s/></text:p>
      <text:p text:style-name="P31">_</text:p>
      <text:p text:style-name="Standard"><text:span text:style-name="T32">MP1 - (=</text:span><text:span text:style-name="T33">｀</text:span><text:span text:style-name="T34">ω´=) &lt; 33333333333!!!!!!!!!</text:span></text:p>
      <text:p text:style-name="Standard"><text:span text:style-name="T35">(^</text:span><text:span text:style-name="T36">・</text:span><text:span text:style-name="T37">ω</text:span><text:span text:style-name="T38">・</text:span><text:span text:style-name="T39">^ ) &lt; GOMGOMGOGOMGOGMMGOMGOMGOGMOGMOGMOG. MOG!!!</text:span></text:p>
      <text:p text:style-name="Standard"><text:span text:style-name="T40">(^</text:span><text:span text:style-name="T41">・</text:span><text:span text:style-name="T42">x</text:span><text:span text:style-name="T43">・</text:span><text:span text:style-name="T44">^) &lt; NO.</text:span></text:p>
      <text:p text:style-name="Standard"><text:span text:style-name="T45">(=^</text:span><text:span text:style-name="T46">･</text:span><text:span text:style-name="T47">^=) &lt; I WILL NOT CLAM THEM.</text:span></text:p>
      <text:p text:style-name="Standard"><text:span text:style-name="T48">ヽ</text:span><text:span text:style-name="T49">(=^</text:span><text:span text:style-name="T50">･</text:span><text:span text:style-name="T51">ω</text:span><text:span text:style-name="T52">･</text:span><text:span text:style-name="T53">^=)</text:span><text:span text:style-name="T54">丿</text:span><text:span text:style-name="T55"><text:s/>&lt; THEY WILL STAY WILDLY AND GL33FURRY UNCLAMMED, BECAUSE, AND I REPEAT:</text:span></text:p>
      <text:p text:style-name="Standard"><text:span text:style-name="T56">(^</text:span><text:span text:style-name="T57">･</text:span><text:span text:style-name="T58">o</text:span><text:span text:style-name="T59">･</text:span><text:span text:style-name="T60">^)</text:span><text:span text:style-name="T61">ﾉ</text:span><text:span text:style-name="T62"><text:s/>&lt; MOG.</text:span></text:p>
      <text:p text:style-name="Standard"><text:span text:style-name="T63">(=^</text:span><text:span text:style-name="T64">･</text:span><text:span text:style-name="T65">^=) &lt; MOG, M33NAH.</text:span></text:p>
      <text:p text:style-name="Standard"><text:span text:style-name="T66">~(=^</text:span><text:span text:style-name="T67">‥</text:span><text:span text:style-name="T68">^)</text:span><text:span text:style-name="T69">ノ</text:span><text:span text:style-name="T70"><text:s/>&lt;<text:s/></text:span><text:span text:style-name="T71">MOG</text:span><text:span text:style-name="T72">!!!!!!!!!</text:span></text:p>
      <text:p text:style-name="Standard"><text:span text:style-name="T73">(^./_.^)</text:span><text:span text:style-name="T74">ﾉ</text:span><text:span text:style-name="T75"><text:s/>&lt; M33NAH. MOG COULD NOT BE ANY SIMPLER.</text:span></text:p>
      <text:p text:style-name="Standard"><text:span text:style-name="T76">(=^</text:span><text:span text:style-name="T77">･</text:span><text:span text:style-name="T78">ω</text:span><text:span text:style-name="T79">･</text:span><text:span text:style-name="T80">^=) &lt; (=^-ω-^=)</text:span></text:p>
      <text:p text:style-name="P81">(^./_.^)</text:p>
      <text:p text:style-name="P82">(=^ω^=) &lt; 333333333333333333333333333333333!!!!!!!!!</text:p>
      <text:p text:style-name="Standard"><text:span text:style-name="T83">(^</text:span><text:span text:style-name="T84">･</text:span><text:span text:style-name="T85">o</text:span><text:span text:style-name="T86">･</text:span><text:span text:style-name="T87">^) &lt; M33NAH I MISSED YOU SOOOOOOO MUUUUUUUUCH! WHY DIDN'T WE EVER HANG OUT WHEN WE WERE ALIVE???</text:span></text:p>
      <text:p text:style-name="Standard"><text:span text:style-name="T88">(=^</text:span><text:span text:style-name="T89">‥</text:span><text:span text:style-name="T90">^=) &lt; I HAD SO MUCH TIME TO PAWNDER THAT AND IT'S ONE OF MY D33PEST REGRETS.</text:span></text:p>
      <text:p text:style-name="Standard"><text:span text:style-name="T91">(=^</text:span><text:span text:style-name="T92">･ｪ･</text:span><text:span text:style-name="T93">^=) &lt; WHAAAT. THAT'S NOT TRUE! I'M SURE I LIKED YOU! DIDN'T I?</text:span></text:p>
      <text:p text:style-name="Standard"><text:span text:style-name="T94">(^</text:span><text:span text:style-name="T95">・</text:span><text:span text:style-name="T96">x</text:span><text:span text:style-name="T97">・</text:span><text:span text:style-name="T98">^) &lt; YOU DID? I DON'T REMEMBER THAT...</text:span></text:p>
      <text:p text:style-name="Standard"><text:span text:style-name="T99">(^</text:span><text:span text:style-name="T100">･</text:span><text:span text:style-name="T101">o</text:span><text:span text:style-name="T102">･</text:span><text:span text:style-name="T103">^) &lt; YES!!!</text:span></text:p>
      <text:p text:style-name="Standard"><text:span text:style-name="T104">(^./_.^)</text:span><text:span text:style-name="T105">ﾉ</text:span><text:span text:style-name="T106"><text:s text:c="2"/>&lt; BUT, UM, IF YOU TRIED TO KILL ME, SHOULDN'T I BE THE ONE TO SAY THAT TO YOU?</text:span></text:p>
      <text:p text:style-name="Standard"><text:span text:style-name="T107">(=</text:span><text:span text:style-name="T108">ＴェＴ</text:span><text:span text:style-name="T109">=) <text:s/>&lt; 3333333333333333333333333333333333333333333!!!!!!!!!</text:span></text:p>
      <text:soft-page-break/>
      <text:p text:style-name="Standard"><text:span text:style-name="T110">(=^</text:span><text:span text:style-name="T111">･</text:span><text:span text:style-name="T112">ω</text:span><text:span text:style-name="T113">･</text:span><text:span text:style-name="T114">^=) &lt; WE HAVE TO CATCH UP RIGHT AWAY. YOU MISSED OUT ON SO MUCH WHILE YOU WERE GONE!</text:span></text:p>
      <text:p text:style-name="Standard"><text:span text:style-name="T115">(=^</text:span><text:span text:style-name="T116">･</text:span><text:span text:style-name="T117">^=) &lt; YOU SOOO DID THOUGH. WE'VE ALL B33N THROUGH A LOT TOGETHER SINCE WE DIED. I BELIEVE WE'VE MADE A LOT OF PROGRESS IN DEALING WITH OUR PURRSONAL ISSUES AND PUTTING OUR OLD DIFURRENCES BEHIND US.</text:span></text:p>
      <text:p text:style-name="Standard"><text:span text:style-name="T118">(=^</text:span><text:span text:style-name="T119">･ｪ･</text:span><text:span text:style-name="T120">^=) &lt; AND THE SHIPPING!!!!!!!!!</text:span></text:p>
      <text:p text:style-name="Standard"><text:span text:style-name="T121">＼</text:span><text:span text:style-name="T122">(=^</text:span><text:span text:style-name="T123">‥</text:span><text:span text:style-name="T124">^)// &lt; OMG M33NAH, THE SHIIIIIIIIIPPING! (=</text:span><text:span text:style-name="T125">；ェ；</text:span><text:span text:style-name="T126">=) <text:s/></text:span><text:span text:style-name="T127">ヾ</text:span><text:span text:style-name="T128">(=</text:span><text:span text:style-name="T129">ﾟ･ﾟ</text:span><text:span text:style-name="T130">=)</text:span><text:span text:style-name="T131">ﾉ</text:span><text:span text:style-name="T132"><text:s text:c="2"/>(^</text:span><text:span text:style-name="T133">・</text:span><text:span text:style-name="T134">ω</text:span><text:span text:style-name="T135">・</text:span><text:span text:style-name="T136">^ )</text:span></text:p>
      <text:p text:style-name="Standard"><text:span text:style-name="T137">(^</text:span><text:span text:style-name="T138">・</text:span><text:span text:style-name="T139">ω</text:span><text:span text:style-name="T140">・</text:span><text:span text:style-name="T141">^ ) &lt; YOU WON'T EVEN<text:s/></text:span><text:span text:style-name="T142">BELIEVE</text:span><text:span text:style-name="T143"><text:s/>WHO GOT TOGETHER OVER THE SW33PS. AND THE QUADRANTS! THE QUADRANTS THEY PAIRED UP IN... IT WILL<text:s/></text:span><text:span text:style-name="T144">BLOW</text:span><text:span text:style-name="T145">.<text:s/></text:span><text:span text:style-name="T146">YOUR</text:span><text:span text:style-name="T147">.<text:s/></text:span><text:span text:style-name="T148">MIND</text:span><text:span text:style-name="T149">.</text:span></text:p>
      <text:p text:style-name="Standard"><text:span text:style-name="T150">(=^</text:span><text:span text:style-name="T151">･</text:span><text:span text:style-name="T152">^=) &lt; I DON'T THINK I CAN EVEN CONVEY HOW MUCH... I JUST...</text:span></text:p>
      <text:p text:style-name="Standard"><text:span text:style-name="T153">(^</text:span><text:span text:style-name="T154">・</text:span><text:span text:style-name="T155">x</text:span><text:span text:style-name="T156">・</text:span><text:span text:style-name="T157">^) &lt; I CAN'T.</text:span></text:p>
      <text:p text:style-name="Standard"><text:span text:style-name="T158">└(=^</text:span><text:span text:style-name="T159">‥</text:span><text:span text:style-name="T160">^=)┐ &lt; I AM COMPLETELY UNABLE TO CAN RIGHT NOW.</text:span></text:p>
      <text:p text:style-name="Standard"><text:span text:style-name="T161">(=</text:span><text:span text:style-name="T162">；ェ；</text:span><text:span text:style-name="T163">=) <text:s/>&lt; YOU DON'T UNDERSTAND, M33NAH. THE F33LS.</text:span></text:p>
      <text:p text:style-name="Standard"><text:span text:style-name="T164">(=</text:span><text:span text:style-name="T165">Ｔ</text:span><text:span text:style-name="T166">ω</text:span><text:span text:style-name="T167">Ｔ</text:span><text:span text:style-name="T168">=) &lt; THE F333333333LS!!!!!!!!!</text:span></text:p>
      <text:p text:style-name="Standard"><text:span text:style-name="T169">MP2 - (^./_.^) &lt; YOU WANT ME TO GO FIGHT<text:s/></text:span><text:span text:style-name="T170">THAT GUY</text:span><text:span text:style-name="T171"><text:s/>WITH YOU???</text:span></text:p>
      <text:p text:style-name="Standard"><text:span text:style-name="T172">(^</text:span><text:span text:style-name="T173">･</text:span><text:span text:style-name="T174">o</text:span><text:span text:style-name="T175">･</text:span><text:span text:style-name="T176">^) &lt; OH BUT I DO NOT THINK THAT WILL BE FLEASIBLE...</text:span></text:p>
      <text:p text:style-name="Standard"><text:span text:style-name="T177">(=^</text:span><text:span text:style-name="T178">‥</text:span><text:span text:style-name="T179">^=) &lt; I DON'T WANT TO COMPLETELY WASH MY PAWS OF THE IDEA, BUT I JUST HAVE SO MANY BALLS OF YARN IN THE AIR RIGHT NOW.</text:span></text:p>
      <text:p text:style-name="Standard"><text:span text:style-name="T180">＼</text:span><text:span text:style-name="T181">(=^</text:span><text:span text:style-name="T182">‥</text:span><text:span text:style-name="T183">^)// &lt; SO MANY POTENTIAL SHIPS TO JUGGLE. A BUSY HYPOTHETICAL MATCHMAKER'S JOB IS NEVER DONE!</text:span></text:p>
      <text:p text:style-name="Standard"><text:span text:style-name="T184">(=^</text:span><text:span text:style-name="T185">･ｪ･</text:span><text:span text:style-name="T186">^=) &lt; I DON'T WANT YOU TO THINK I DON'T GIVE A LICK ABOUT JOINING YOUR FIGHT, BUT I JUST DON'T THINK I WILL BE VERY USEFUL!</text:span></text:p>
      <text:p text:style-name="Standard"><text:span text:style-name="T187">~(=^</text:span><text:span text:style-name="T188">‥</text:span><text:span text:style-name="T189">^)</text:span><text:span text:style-name="T190">ノ</text:span><text:span text:style-name="T191"><text:s/>&lt; BY THE WAY, "LICK" WAS A SUBTLE CAT PUN.</text:span></text:p>
      <text:p text:style-name="Standard"><text:span text:style-name="T192">(^</text:span><text:span text:style-name="T193">・</text:span><text:span text:style-name="T194">ω</text:span><text:span text:style-name="T195">・</text:span><text:span text:style-name="T196">^ ) <text:s/>&lt; COME OOOOOOOOON M33NAH, DON'T YOU WANT TO RELAX JUST A NIP BEFORE YOU GO RIGHT OFF TO ROUGHHIVE SOME MORE?</text:span></text:p>
      <text:p text:style-name="Standard"><text:span text:style-name="T197">(^</text:span><text:span text:style-name="T198">･</text:span><text:span text:style-name="T199">o</text:span><text:span text:style-name="T200">･</text:span><text:span text:style-name="T201">^) &lt; I HEARD YOU HAVE TAKEN A K33N INTEREST IN KANKRI'S ANCESTOR.</text:span></text:p>
      <text:p text:style-name="Standard"><text:span text:style-name="T202">ヽ</text:span><text:span text:style-name="T203">(^</text:span><text:span text:style-name="T204">‥</text:span><text:span text:style-name="T205">^=</text:span><text:span text:style-name="T206">ゞ</text:span><text:span text:style-name="T207">) &lt; WELL, M33NAH? IS THAT TRUE?</text:span></text:p>
      <text:p text:style-name="P208">(=^ω^=) &lt; H3333333! IT'S TRUE, I JUST KNOW IT!!!!!!!!!</text:p>
      <text:p text:style-name="Standard"><text:span text:style-name="T209">(=</text:span><text:span text:style-name="T210">ｘェｘ</text:span><text:span text:style-name="T211">=) &lt;<text:s/></text:span><text:span text:style-name="T212">DIES</text:span></text:p>
      <text:p text:style-name="Standard"><text:span text:style-name="T213">ヾ</text:span><text:span text:style-name="T214">(=</text:span><text:span text:style-name="T215">ﾟ･ﾟ</text:span><text:span text:style-name="T216">=)</text:span><text:span text:style-name="T217">ﾉ</text:span><text:span text:style-name="T218"><text:s/>&lt; DO YOU WANT ME TO SET YOU UP WITH HIM? BEFORE YOU SAY NO, I URGE YOU NOT TO UNDERESTIMATE THE POWER OF MY ROMANTIC SORCERIES.</text:span></text:p>
      <text:p text:style-name="Standard"><text:span text:style-name="T219">(^</text:span><text:span text:style-name="T220">･</text:span><text:span text:style-name="T221">o</text:span><text:span text:style-name="T222">･</text:span><text:span text:style-name="T223">^)</text:span><text:span text:style-name="T224">ﾉ</text:span><text:span text:style-name="T225"><text:s/>&lt; YOU HAVE B33N OUT OF THE LOOP FOR A LONG TIME, SO YOU HAVE NO IDEA WHAT KIND OF MIRACLES HAVE B33N WROUGHT BY THE MAGE OF HEART!</text:span></text:p>
      <text:p text:style-name="P226">(=^-ω-^=) &lt; NOW, BEFORE I WORK MY MAGIC, WE SHOULD GET ONE THING CLEAR. IS YOUR YEARNING RED OR BLACK?</text:p>
      <text:p text:style-name="Standard"><text:span text:style-name="T227">(=</text:span><text:span text:style-name="T228">Ｔ</text:span><text:span text:style-name="T229">ω</text:span><text:span text:style-name="T230">Ｔ</text:span><text:span text:style-name="T231">=) &lt; I AM ONLY ASKING TO BE ABSOLUTELY CERTAIN, BUT METHINKS THERE IS BARELY ANY DOUBT ABOUT IT. SOMMMEONE IS WAXING SCARLET FOR A LOUD, YOUNGER KANKRI, HMMMMMMMMM?</text:span></text:p>
      <text:p text:style-name="Standard"><text:span text:style-name="T232">(^</text:span><text:span text:style-name="T233">･</text:span><text:span text:style-name="T234">ω</text:span><text:span text:style-name="T235">･</text:span><text:span text:style-name="T236">^)</text:span></text:p>
      <text:p text:style-name="Standard"><text:span text:style-name="T237">(^</text:span><text:span text:style-name="T238">･</text:span><text:span text:style-name="T239">o</text:span><text:span text:style-name="T240">･</text:span><text:span text:style-name="T241">^) &lt; OHHH. G333. EMMM.</text:span></text:p>
      <text:p text:style-name="Standard"><text:span text:style-name="T242">(=^</text:span><text:span text:style-name="T243">･</text:span><text:span text:style-name="T244">^=) &lt; I HAVE THE<text:s/></text:span><text:span text:style-name="T245">BEST</text:span><text:span text:style-name="T246"><text:s/>IDEA FOR A FIC LIKE THAT.</text:span></text:p>
      <text:soft-page-break/>
      <text:p text:style-name="Standard"><text:span text:style-name="T247">~(=^</text:span><text:span text:style-name="T248">‥</text:span><text:span text:style-name="T249">^)</text:span><text:span text:style-name="T250">ノ</text:span><text:span text:style-name="T251"><text:s/>&lt; BUT DON'T WORRY, MY POLICKSY WITH SUCH LICENTIOUS MATERIAL IS THE SAME AS IT'S ALWAYS B33N. I WILL NOT SHOW A SOUL UNTIL I HAVE SHOWN IT TO YOU AND THE YOUNGER VANTAS, AND YOU BOTH APPURRVE. I PROMISE!!!</text:span></text:p>
      <text:p text:style-name="Standard"><text:span text:style-name="T252">MP3 - (=^</text:span><text:span text:style-name="T253">･</text:span><text:span text:style-name="T254">ω</text:span><text:span text:style-name="T255">･</text:span><text:span text:style-name="T256">^) &lt; OH!!!!!!!!! I MEANT TO ASK...</text:span></text:p>
      <text:p text:style-name="Standard"><text:span text:style-name="T257">ヽ</text:span><text:span text:style-name="T258">(=^</text:span><text:span text:style-name="T259">･</text:span><text:span text:style-name="T260">ω</text:span><text:span text:style-name="T261">･</text:span><text:span text:style-name="T262">^=)</text:span><text:span text:style-name="T263">丿</text:span><text:span text:style-name="T264"><text:s/>&lt; HAVE YOU MET THE HUMANS YET?</text:span></text:p>
      <text:p text:style-name="P265">(=^-ω-^=) &lt; OMG AREN'T THE JUST SO PERF???</text:p>
      <text:p text:style-name="Standard"><text:span text:style-name="T266">(^</text:span><text:span text:style-name="T267">・</text:span><text:span text:style-name="T268">x</text:span><text:span text:style-name="T269">・</text:span><text:span text:style-name="T270">^) &lt; M33NAH, NO.</text:span></text:p>
      <text:p text:style-name="Standard"><text:span text:style-name="T271">(^-</text:span><text:span text:style-name="T272">人</text:span><text:span text:style-name="T273">-^) &lt; THEY ARE ALL SO PERFECTLY ADORABLE.</text:span></text:p>
      <text:p text:style-name="Standard"><text:span text:style-name="T274">(^</text:span><text:span text:style-name="T275">・</text:span><text:span text:style-name="T276">ω</text:span><text:span text:style-name="T277">・</text:span><text:span text:style-name="T278">^ ) &lt; EACH IS LITTERALLY MORE PRECIOUS AND PURRFECT THAN THE LAST.</text:span></text:p>
      <text:p text:style-name="Standard"><text:span text:style-name="T279">~(=^</text:span><text:span text:style-name="T280">‥</text:span><text:span text:style-name="T281">^)/ &lt; M33NAH. M33NAH. NO.</text:span></text:p>
      <text:p text:style-name="Standard"><text:span text:style-name="T282">(^._.^)</text:span><text:span text:style-name="T283">ﾉ</text:span><text:span text:style-name="T284"><text:s/>&lt; YOU DON'T UNDERSTAND.</text:span></text:p>
      <text:p text:style-name="Standard"><text:span text:style-name="T285">ヾ</text:span><text:span text:style-name="T286">(=</text:span><text:span text:style-name="T287">ﾟ･ﾟ</text:span><text:span text:style-name="T288">=)</text:span><text:span text:style-name="T289">ﾉ</text:span><text:span text:style-name="T290"><text:s/>&lt; THEY ARE MY BABIES.</text:span></text:p>
      <text:p text:style-name="Standard"><text:span text:style-name="T291">(=^</text:span><text:span text:style-name="T292">･</text:span><text:span text:style-name="T293">^=) &lt; THEY ARE MY PERFECT PRECIOUS GAY LITTLE BABIES!!!!!!!!!</text:span></text:p>
      <text:p text:style-name="P294">(=^ω^=) &lt; IT'S A THING THAT HUMAN BABIES ARE SOMETIMES I THINK!</text:p>
      <text:p text:style-name="Standard"><text:span text:style-name="T295">(^</text:span><text:span text:style-name="T296">･</text:span><text:span text:style-name="T297">o</text:span><text:span text:style-name="T298">･</text:span><text:span text:style-name="T299">^) &lt; OH AND DO YOU EVEN HAVE THE SLIGHTEST IDEA WHAT THE SHIPPING IMPLICATPUNS ARE???</text:span></text:p>
      <text:p text:style-name="Standard"><text:span text:style-name="T300">ヽ</text:span><text:span text:style-name="T301">(=^</text:span><text:span text:style-name="T302">･</text:span><text:span text:style-name="T303">ω</text:span><text:span text:style-name="T304">･</text:span><text:span text:style-name="T305">^=)</text:span><text:span text:style-name="T306">丿</text:span><text:span text:style-name="T307"><text:s/>&lt; BY ADDING THE HUMANS INTO THE PICTURE, BOTH PRE-SCRATCH AND SCRATCH-POST, IT HAS INCREASED THE PAIRING PAWSIBILITIES EXPOUNCENENTIALLY!</text:span></text:p>
      <text:p text:style-name="Standard"><text:span text:style-name="T308">(^-</text:span><text:span text:style-name="T309">人</text:span><text:span text:style-name="T310">-^) &lt; IT'S REALLY B33N OVERWHELMING, I CAN'T EVEN...</text:span></text:p>
      <text:p text:style-name="Standard"><text:span text:style-name="T311">(^</text:span><text:span text:style-name="T312">・</text:span><text:span text:style-name="T313">x</text:span><text:span text:style-name="T314">・</text:span><text:span text:style-name="T315">^) &lt; I JUST</text:span></text:p>
      <text:p text:style-name="Standard"><text:span text:style-name="T316">(=</text:span><text:span text:style-name="T317">ﾟ･ﾟ</text:span><text:span text:style-name="T318">=) &lt; THAT'S IT.</text:span></text:p>
      <text:p text:style-name="Standard"><text:span text:style-name="T319">(=</text:span><text:span text:style-name="T320">ＴェＴ</text:span><text:span text:style-name="T321">=) &lt; I'M SO DONE.</text:span></text:p>
      <text:p text:style-name="P322">(=^ω^=) &lt; LIKE WHAT!</text:p>
      <text:p text:style-name="Standard"><text:span text:style-name="T323">(=^</text:span><text:span text:style-name="T324">‥</text:span><text:span text:style-name="T325">^) &lt; I ACTUALLY DON'T KNOW!</text:span></text:p>
      <text:p text:style-name="Standard"><text:span text:style-name="T326">(=^</text:span><text:span text:style-name="T327">･</text:span><text:span text:style-name="T328">ω</text:span><text:span text:style-name="T329">･</text:span><text:span text:style-name="T330">^=) &lt; YES WE ARE PRETTY CLOSE, BUT YOU KNOW HOW HE IS. HE'S STILL VERY SNEAKRETIVE AND STILL LOVES MAKING RIDDLES OUT OF EVERYTHING.</text:span></text:p>
      <text:p text:style-name="Standard"><text:span text:style-name="T331">(=^</text:span><text:span text:style-name="T332">･</text:span><text:span text:style-name="T333">ω</text:span><text:span text:style-name="T334">･</text:span><text:span text:style-name="T335">^=) &lt; HE'S B33N VERY EXCITED LATELY. HE F33LS THAT SO MANY OF HIS SPOOKY RELIGION'S PROPHECIES ARE ON THE VERGE OF COMING TRUE, AND THE STARS ARE COMING INTO FELINEMENT.</text:span></text:p>
      <text:p text:style-name="Standard"><text:span text:style-name="T336">(=^</text:span><text:span text:style-name="T337">･</text:span><text:span text:style-name="T338">ω</text:span><text:span text:style-name="T339">･</text:span><text:span text:style-name="T340">^=) &lt; REMEMBER HOW HE USED TO GO ON AND ON ABOUT THE MESSIAHS, ANGELS OF DOUBLE DEATH, AND ALL THAT WACKY STUFF?</text:span></text:p>
      <text:p text:style-name="Standard"><text:span text:style-name="T341">(^</text:span><text:span text:style-name="T342">‥</text:span><text:span text:style-name="T343">^) &lt; HEH. I SUPPOSE.</text:span></text:p>
      <text:p text:style-name="P344">(=^ω^=) &lt; OH NO NO NO THAT WAS A LONG TIME AGO.</text:p>
      <text:p text:style-name="P345">(=^ω^=) &lt; WE'RE JUST REALLY GOOD FRIENDS NOW. WE HANG OUT AND JOKE AROUND ALL THE TIME. HE EVEN HELPS ME WITH MY GRIDS!</text:p>
      <text:p text:style-name="Standard"><text:span text:style-name="T346">~(=^</text:span><text:span text:style-name="T347">‥</text:span><text:span text:style-name="T348">^)</text:span><text:span text:style-name="T349">ノ</text:span><text:span text:style-name="T350"><text:s/>&lt; GENERALLY I STICK TO THE RED MATCHUPS WHILE HE ADVISES ON BLACK. HE'S 33RILY TALENTED AT PICKING BLACKROM PAIRS! PROBABLY EVEN BETTER THAN ME...</text:span></text:p>
      <text:p text:style-name="P351">_</text:p>
      <text:p text:style-name="P352">KuMa1* - (all mimes or some shit)</text:p>
      <text:p text:style-name="Standard"><text:span text:style-name="T353">KuMa2 - (=</text:span><text:span text:style-name="T354">ﾟ･ﾟ</text:span><text:span text:style-name="T355">=) &lt; ALL HAIL THE ONE TRUE MESSIAH.</text:span></text:p>
      <text:p text:style-name="Standard"><text:span text:style-name="T356">(=</text:span><text:span text:style-name="T357">ﾟ･ﾟ</text:span><text:span text:style-name="T358">=) &lt; MAY THE BARD'S RIOTOUS CHUCKLEVOODOOS INSPIRE NIGHTMARES IN ALL WHO WOULD OPPAWS CALICORN, AND MAY THE JOCULARKITTY OF HIS VAST HONK RING LOUD AND MOTHER FUCKIN TRUE<text:s/></text:span><text:soft-page-break/><text:span text:style-name="T359">ALL THE WAY TO SHANGRI LOL.</text:span></text:p>
      <text:p text:style-name="Standard"><text:span text:style-name="T360">(=</text:span><text:span text:style-name="T361">ﾟ･ﾟ</text:span><text:span text:style-name="T362">=) &lt; MAY THIS LUDICROUS PAIR OF SHORTS ASSNIFFST HIS HOLY MISSION, AND FLUMMOX ALL WHO WOULD CATST THEIR UNWORTHY GAZE PON ITS FRESH FUCKIN BULGE.</text:span></text:p>
      <text:p text:style-name="Standard"><text:span text:style-name="T363">KuMa3 -<text:s/></text:span><text:span text:style-name="T364">ヾ</text:span><text:span text:style-name="T365">(=</text:span><text:span text:style-name="T366">ﾟ･ﾟ</text:span><text:span text:style-name="T367">=)</text:span><text:span text:style-name="T368">ﾉ</text:span><text:span text:style-name="T369"><text:s/>&lt; WHEW...</text:span></text:p>
      <text:p text:style-name="P370">(^./_.^) &lt; KURZORZ, MY HEAD F33LS REALLY FOGGY.</text:p>
      <text:p text:style-name="P371">(^./_.^) &lt; WHAT JUST HAPPENED? I DON'T EVEN REMEMBER WALKING OVER HERE.</text:p>
      <text:p text:style-name="P372">(=^ω^=) &lt; H33H33H33!!! YOU'RE RIGHT, I SHOULDN'T WORRY ABOUT IT.</text:p>
      <text:p text:style-name="Standard"><text:span text:style-name="T373">~(=^</text:span><text:span text:style-name="T374">‥</text:span><text:span text:style-name="T375">^) &lt; WHAT'S THAT? YOU HAVE TO GO RUN AN ERRAND?</text:span></text:p>
      <text:p text:style-name="P376">(=^-ω-^=) &lt; OK33DOK33, HAVE FUN!</text:p>
      <text:p text:style-name="P377">_</text:p>
      <text:p text:style-name="P3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MS Mincho" svg:font-family="MS Mincho" style:font-family-generic="modern" style:font-pitch="fixed" svg:panose-1="2 2 6 9 4 2 5 8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ly Huang</dc:creator>
    <meta:creation-date>2024-12-18T01:06:00Z</meta:creation-date>
    <dc:date>2024-12-18T01:07:00Z</dc:date>
    <meta:template xlink:href="Normal.dotm" xlink:type="simple"/>
    <meta:editing-cycles>2</meta:editing-cycles>
    <meta:editing-duration>PT60S</meta:editing-duration>
    <meta:document-statistic meta:page-count="4" meta:paragraph-count="12" meta:word-count="921" meta:character-count="6162" meta:row-count="43" meta:non-whitespace-character-count="5253"/>
  </office:meta>
</office:document-meta>
</file>